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1.0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0.6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ta1" style:family="table" style:master-page-name="PageStyle_5f_Stories">
      <style:table-properties table:display="true" style:writing-mode="lr-tb"/>
    </style:style>
    <style:style style:name="ta2" style:family="table" style:master-page-name="PageStyle_5f_Tasks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Planejada&quot;;&quot;Finalizada&quot;)" table:allow-empty-cell="true" table:display-list="unsorted" table:base-cell-address="TasksBackend.B2">
          <table:error-message table:message-type="stop" table:display="true"/>
        </table:content-validation>
        <table:content-validation table:name="val2" table:condition="of:cell-content-is-in-list(&quot;Planejado&quot;;&quot;Em Andamento&quot;;&quot;Finalizado&quot;)" table:allow-empty-cell="true" table:display-list="unsorted" table:base-cell-address="TasksBackend.C2">
          <table:error-message table:message-type="stop" table:display="true"/>
        </table:content-validation>
      </table:content-validations>
      <table:table table:name="Storie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1021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tatus</text:p>
          </table:table-cell>
          <table:table-cell table:style-name="ce8" office:value-type="string" calcext:value-type="string">
            <text:p>User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não usuário, consigo me cadastrar no sistema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me autenticar no sistema e acessar suas funcionalidades.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engenheiros cadastrados no sistema.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engenheiro no sistema.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vendedores (lojas, prestadores de serviço e etc.) cadastrados no sistema.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vendedor no sistema.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itens de venda (material ou mão de obra) cadastrados no sistema.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adicionar um novo item de venda (material ou mão de obra) no sistema.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itens disponíveis para venda em cada vendedor, filtrando por vendedor ou por item.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item para venda por um vendedor cadastrado no sistema.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editar os detalhes de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desativar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todos os projetos cadastrados no sistema.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riar um novo projeto, atribuindo um engenheiro como dono.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detalhes de um projeto, ou seja, suas etapas e dentro das etapas, os materiais e mão de obra necessários.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ditar informações básicas do projeto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etapas ao projeto.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edito uma etapa específica do projeto, informando datas reais de início e finalização.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materiais e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lterar a quantidade de um material ou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xcluir um item de uma determinada etapa de um projeto.</text:p>
          </table:table-cell>
          <table:table-cell table:number-columns-repeated="1021"/>
        </table:table-row>
        <table:table-row table:style-name="ro1" table:number-rows-repeated="999">
          <table:table-cell/>
          <table:table-cell table:content-validation-name="val1"/>
          <table:table-cell table:number-columns-repeated="1022"/>
        </table:table-row>
        <table:table-row table:style-name="ro1" table:number-rows-repeated="1047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Stories.$A$1:.$C$21"/>
        </table:named-expressions>
      </table:table>
      <table:table table:name="TasksBackend" table:style-name="ta2">
        <office:forms form:automatic-focus="false" form:apply-design-mode="false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4"/>
        <table:table-column table:style-name="co3" table:number-columns-repeated="1020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toryId</text:p>
          </table:table-cell>
          <table:table-cell table:style-name="ce3" office:value-type="string" calcext:value-type="string">
            <text:p>Status</text:p>
          </table:table-cell>
          <table:table-cell table:style-name="ce8" office:value-type="string" calcext:value-type="string">
            <text:p>Task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Desenvolver script que permita gerenciar o estado do banco de dados. Esta é uma etapa base, necessária para o seguimento das históricas e criação dos testes. São importantes:</text:p>
            <text:p>1. Função para criar tabelas no banco de dados.</text:p>
            <text:p>2. Função para apagar tabelas no banco de dados.</text:p>
            <text:p>3. Função para carregar seed no banco de dados.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Criar uma classe responsável por validar o corpo de uma requisição, de acordo com regras que são informadas. Esta classe será responsável por garantir que as requisições tenham sempre todos os campos necessários, nos tipos permitidos e demais regras de negócio (tamanho de string, range de número e outros).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Estruturar uma classe responsável por validações JWT, reutilizada por todos os controllers. Essa estrutura faz o encode e o decode de tokens, colocando um prazo de validade de 24 para cada token gerado.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uma rota para cadastro de um usuário. Como o objetivo atual não é ter uma forma eficiente de autenticação, o cadastro será de apenas um nome de usuário, sem senha. Este cadastro será útil apenas para ter uma rastreabilidade de quem executou determinada ação, como criação de engenheiros, itens e projetos.</text:p>
            <text:p>Dentro da seed deve ter a criação de um usuário padrão, chamado “admin”, que é a referência utilizada para as demais criações no seed.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ogin, que recebe um nome de usuário e valida se está cadastrado. Retorna um token JWT e o id do usuário no sistema.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engenheiros cadastrados no sistema. Por padrão faz paginação. Verifica no header a existência de token de autenticação do usuário.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uma rota para cadastro de um novo engenheiro no sistema, informando o nome do engenheiro e o seu título. O seed do sistema deve carregar alguns engenheiros padrão no sistema. São regras para cadastro:</text:p>
            <text:p>1. Salvar a referência do usuário de criação no registro do engenheiro.</text:p>
            <text:p>2. Nenhum engenheiro pode ter o mesmo nome.</text:p>
            <text:p>3. O nome do engenheiro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vendedores cadastrados no sistema. Executa paginação do resultado e verifica existência de token de autenticação no header.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vendedor no sistema, informando um nome, breve descrição, estado (sigla) e cidade. São regras:</text:p>
            <text:p>1. Verificar token de autenticação no header.</text:p>
            <text:p>2. Salvar a referência do usuário de criação junto do registro do vendedor.</text:p>
            <text:p>3. Vendedores não podem ter o mesmo nome.</text:p>
            <text:p>4. O nome do vendedor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item existentes no banco de dados, incluindo paginação na resposta. Precisa validar o token de autenticação no header</text:p>
          </table:table-cell>
          <table:table-cell table:number-columns-repeated="1020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item. Precisa receber na requisição a descrição do item, o tipo de item (material ou mão de obra) e o tipo de unidade (kg, pacote e etc., este campo pode ser livre). Valida autenticação por meio do token no header e segue as regras:</text:p>
            <text:p>1. Não podem existir itens com descrições iguais.</text:p>
            <text:p>2. A descrição do item é salva em caixa alta.</text:p>
            <text:p>3. Devem ser salva a referência do usuário que criou o item.</text:p>
            <text:p>4. Para o tipo, deve ser validado se foi informado “Material” ou “Mão de obra”.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item específico, retornando todas os vendedores que trabalham com o item, filtrando apenas os itens visíveis. Esta rota precisa validar a existência de token de autenticação no header.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vendedor, retornando todos os itens que o vendedor possui, filtrando apenas os itens visíveis. A validação de token de autenticação é necessária, junto da paginação</text:p>
          </table:table-cell>
          <table:table-cell table:number-columns-repeated="1020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item para venda. Recebe na requisição o id do item, id do vendedor, preço unitário praticado, preço unitário por atacado e quantidade mínima para validar venda por atacado. Algumas regras são:</text:p>
            <text:p>1. Um vendedor não pode ter o mesmo item cadastrado duas vezes para venda.</text:p>
            <text:p>2. Os preços não devem ser maiores do que zero.</text:p>
            <text:p>3. A quantidade deve ser maior que zero.</text:p>
            <text:p>4. Deve salvar a referência do usuário que criou o item.</text:p>
            <text:p>5. A referência de usuário de edição pode ser null.</text:p>
            <text:p>6. Por padrão, o item é cadastrado como visível.</text:p>
          </table:table-cell>
          <table:table-cell table:number-columns-repeated="1020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11.12" calcext:value-type="float">
            <text:p>11,12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item colocado para venda. É possível editar apenas os preços, a quantidade para atacado e a visibilidade. A visibilidade informa se o item está ou não a venda pelo vendedor. É preciso validar o header com o token de autenticação. As mesmas regras 2 e 3 da rota de cadastro são válidas, com a adição de salvar o registro do usuário que fez a edição.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projetos cadastrados no sistema, validando o token de autenticação no header. Precisa retornar resposta com paginação.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projeto. Precisa validar o token de autenticação no header. Recebe na requisição o nome do projeto, o id do engenheiro responsável e o orçamento total planejado (disponível) para o projeto. São regras:</text:p>
            <text:p>1. Projetos não podem possuir o mesmo nome.</text:p>
            <text:p>2. O nome do projeto é salvo em caixa alta.</text:p>
            <text:p>3. A referência do usuário de criação é salva junto do registro do projeto.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talhar todas as informações de um projeto específico, recebendo o id do projeto como parâmetro e validando token de autenticação no header.</text:p>
          </table:table-cell>
          <table:table-cell table:number-columns-repeated="102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projeto. Precisa validar o token de autenticação no header e recebe o id do projeto no corpo da requisição, junto dos campos para edição. Para manter integridade, apenas o orçamento e o engenheiro responsável podem ser alterados e a data de alteração é salva junto do registro. As regras 1 e 2 da rota de criação são válidas aqui, com a inclusão da validação do usuário que solicita a alteração, devendo ele ser o dono do projeto.</text:p>
          </table:table-cell>
          <table:table-cell table:number-columns-repeated="1020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cionar uma etapa em um projeto específico. Precisa validar o token de autenticação no header e recebe no corpo da requisição o id do projeto, usuário que solicita a adição, o nome da etapa, data de início prevista e data de finalização prevista. São regras desta rota:</text:p>
            <text:p>1. Validar se o usuário que solicita é o mesmo do token de autenticação e também o dono do projeto.</text:p>
            <text:p>2. Confirma se a data de finalização é maior que a data de início.</text:p>
            <text:p>3. Salva a data de criação da etapa.</text:p>
            <text:p>4. Inicia as datas de início e finalização reais como vazias.</text:p>
          </table:table-cell>
          <table:table-cell table:number-columns-repeated="1020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s datas reais de início e finalização do projeto, sendo necessário validar o token de autenticação no header. São regras:</text:p>
            <text:p>1. É possível alterar apenas uma das datas ou as duas, porém sempre é verificado se a data de finalização real é maior que a data de início.</text:p>
            <text:p>2. A data de edição é salva junto do registro da etapa.</text:p>
            <text:p>3. É preciso validar se o usuário que solicita a edição é o mesmo do token de autenticação e também o dono do projeto.</text:p>
          </table:table-cell>
          <table:table-cell table:number-columns-repeated="1020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ção de materiais e mão de obra em uma etapa do projeto. É preciso validar o token de autenticação informado no header. O corpo da requisição recebe o id da etapa, o id do material e a quantidade. São regras desta rota:</text:p>
            <text:p>1. Verificar se o usuário que solicita a adição é o dono do projeto e o mesmo do token de autenticação.</text:p>
            <text:p>2. Salva junto do registro a data de criação.</text:p>
            <text:p>3. Por padrão, define o campo de adicionado após planejamento como falso.</text:p>
            <text:p>4. Se o material já estiver cadastrado e o campo de adicionado após não estiver marcado, não permite adição.</text:p>
            <text:p>5. Se o campo adicionado após estiver marcado, permite a inclusão do mesmo material diversas vezes.</text:p>
            <text:p>6. O valor para quantidade precisa ser maior do que zero.</text:p>
          </table:table-cell>
          <table:table-cell table:number-columns-repeated="1020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 quantidade de um item específico em uma data etapa de um projeto. Precisa validar o token de autenticação no header e recebe na requisição o id da etapa, o id do item e a nova quantidade. São regras:</text:p>
            <text:p>1. Não é possível editar quantidade de itens marcados como adicionado após.</text:p>
            <text:p>2. A quantidade precisa ser maior do que zero.</text:p>
            <text:p>3. O usuário que requisita a alteração precisa ser o dono do projeto e o mesmo do token de autenticação.</text:p>
            <text:p>4. Salva a data de atualização no registro do item.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leção de item em uma etapa de um projeto, validando o token de autenticação no header. Recebe no corpo da requisição o id do item que será deletado. São regras:</text:p>
            <text:p>1. Valida se o usuário que solicita deleção é o dono do projeto e também o mesmo do token de autenticação.</text:p>
          </table:table-cell>
          <table:table-cell table:number-columns-repeated="1020"/>
        </table:table-row>
        <table:table-row table:style-name="ro1" table:number-rows-repeated="988">
          <table:table-cell table:number-columns-repeated="2"/>
          <table:table-cell table:content-validation-name="val2"/>
          <table:table-cell table:number-columns-repeated="1021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TasksBackend.$A$1:.$D$10"/>
        </table:named-expressions>
      </table:table>
      <table:named-expressions/>
      <table:database-ranges>
        <table:database-range table:name="__Anonymous_Sheet_DB__0" table:target-range-address="Stories.A1:Stories.C21" table:display-filter-buttons="true" table:orientation="column"/>
        <table:database-range table:name="__Anonymous_Sheet_DB__1" table:target-range-address="TasksBackend.A1:TasksBackend.D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2:11:01.1508020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ories" style:display-name="PageStyle_Sto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asks" style:display-name="PageStyle_Tas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9:49:23</meta:creation-date>
    <dc:language>pt-BR</dc:language>
    <dc:date>2022-03-19T12:18:00.072003056</dc:date>
    <meta:editing-cycles>31</meta:editing-cycles>
    <meta:editing-duration>PT11H18M7S</meta:editing-duration>
    <meta:generator>LibreOffice/6.4.7.2$Linux_X86_64 LibreOffice_project/40$Build-2</meta:generator>
    <meta:document-statistic meta:table-count="2" meta:cell-count="166" meta:object-count="0"/>
  </office:meta>
</office:document-meta>
</file>